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99.5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5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ity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reated_by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modified_by</text:p>
          </table:table-cell>
          <table:table-cell table:style-name="ce1" office:value-type="string" calcext:value-type="string">
            <text:p>modified_at</text:p>
          </table:table-cell>
          <table:table-cell table:style-name="ce1" office:value-type="string" calcext:value-type="string">
            <text:p>is_mandatory</text:p>
          </table:table-cell>
          <table:table-cell table:style-name="ce1" office:value-type="string" calcext:value-type="string">
            <text:p>sequence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-i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MA loading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epladder connected(L1)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epladder connected(L2)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ocks 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ll Doors ope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x disembarkation complete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ti Sabotage check start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abin cleaning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tering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bin crew reporting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uel Bowzer to A/C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x embarkation complete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ad sheet signed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ll Doors closed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ocks off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8-09-04T11:27:15.81" calcext:value-type="date">
            <text:p>09/04/18 11:27 AM</text:p>
          </table:table-cell>
          <table:table-cell table:number-columns-repeated="4" table:style-name="ce5" office:value-type="string" calcext:value-type="string">
            <text:p>NULL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3:01:00</meta:creation-date>
    <meta:initial-creator>Unknown Creator</meta:initial-creator>
    <dc:language>en-US</dc:language>
    <dc:date>2019-03-14T18:51:49.802000000</dc:date>
    <meta:editing-cycles>14</meta:editing-cycles>
    <dc:title>Untitled Spreadsheet</dc:title>
    <meta:editing-duration>PT19M18S</meta:editing-duration>
    <meta:generator>LibreOffice/6.2.1.2$Windows_X86_64 LibreOffice_project/7bcb35dc3024a62dea0caee87020152d1ee96e71</meta:generator>
    <meta:document-statistic meta:table-count="1" meta:cell-count="170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